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c9211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800080"/>
    </style:style>
    <style:style style:name="T4" style:family="text">
      <style:text-properties fo:color="#ce5c00"/>
    </style:style>
    <style:style style:name="T5" style:family="text">
      <style:text-properties fo:color="#8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ажные глобальные переменные</text:p>
      <text:p text:style-name="P1"><text:span text:style-name="T1">///</text:span><text:span text:style-name="T2"> </text:span><text:span text:style-name="T1">audio</text:span><text:span text:style-name="T2"> </text:span><text:span text:style-name="T1">input</text:span><text:span text:style-name="T2"> </text:span><text:span text:style-name="T1">buffer</text:span></text:p>
      <text:p text:style-name="P1"><text:span text:style-name="T3">uint8_t</text:span><text:span text:style-name="T2"> </text:span><text:span text:style-name="T4">audio_mic_input_buffer</text:span>[<text:span text:style-name="T1">AUDIO_IO_BUFFER_SIZE</text:span>]<text:span text:style-name="T2"> <text:s/></text:span><text:span text:style-name="T5">__attribute__</text:span>((section(".RAM_D1_data"))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5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1:42:04.000664316</meta:creation-date>
    <dc:date>2022-06-06T11:50:25.206599616</dc:date>
    <meta:editing-duration>PT8M2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0" meta:character-count="145" meta:non-whitespace-character-count="137"/>
  </office:meta>
</office:document-meta>
</file>